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05f9" officeooo:paragraph-rsid="005305f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ba419" officeooo:paragraph-rsid="005ba41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05f9" officeooo:paragraph-rsid="005ba41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05f9" officeooo:paragraph-rsid="005305f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4dc5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a41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4dc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5305f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83f75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86b1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60287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61ea09" style:font-size-asian="12pt" style:font-weight-asian="bold" style:font-size-complex="12pt" style:font-weight-complex="bold"/>
    </style:style>
    <style:style style:name="T13" style:family="text">
      <style:text-properties officeooo:rsid="0035db3e"/>
    </style:style>
    <style:style style:name="T14" style:family="text">
      <style:text-properties officeooo:rsid="0054dc56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305f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4dc5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5ba41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5</text:span><text:span text:style-name="T12">10</text:span><text:span text:style-name="T4"> - </text:span><text:span text:style-name="T5">A/G</text:span><text:span text:style-name="T6"> -</text:span><text:span text:style-name="T7"> </text:span><text:span text:style-name="T9">Pilot </text:span><text:span text:style-name="T10">- </text:span><text:span text:style-name="T8">AGM-12 Bullpup</text:span></text:p>
      <text:p text:style-name="P4"/>
      <text:p text:style-name="P5">Fence In</text:p>
      <text:list text:style-name="L1">
        <text:list-item>
          <text:p text:style-name="P10"><text:span text:style-name="T1">MASTER ARM</text:span> ... <text:span text:style-name="T1">ON</text:span></text:p>
        </text:list-item>
      </text:list>
      <text:p text:style-name="P4"/>
      <text:p text:style-name="P5">AGM-12 Bullpup --<text:span text:style-name="T17"> Weapon setup</text:span></text:p>
      <text:list text:style-name="L2">
        <text:list-item>
          <text:p text:style-name="P16"><text:span text:style-name="T15">Sight Mode knob ... A/G </text:span><text:span text:style-name="T16">or Cage</text:span></text:p>
        </text:list-item>
        <text:list-item>
          <text:p text:style-name="P11">Station Selection buttons ... missile stations selected</text:p>
        </text:list-item>
        <text:list-item>
          <text:p text:style-name="P12">Fuze switch ... NOSE <text:span text:style-name="T14">&amp; </text:span>TAIL <text:span text:style-name="T14">(or NOSE??)</text:span></text:p>
        </text:list-item>
        <text:list-item>
          <text:p text:style-name="P11">Delivery Mode knob ... DIRECT</text:p>
        </text:list-item>
        <text:list-item>
          <text:p text:style-name="P13">Weapon Select knob ... AGM-12</text:p>
        </text:list-item>
      </text:list>
      <text:p text:style-name="P7"/>
      <text:p text:style-name="P9"><text:span text:style-name="T17">AGM-12 Bullpup -- </text:span>Attack procedure</text:p>
      <text:list text:style-name="L3">
        <text:list-item>
          <text:p text:style-name="P14">Put pipper on target.</text:p>
        </text:list-item>
        <text:list-item>
          <text:p text:style-name="P14">Press and hold Red Button to fire.</text:p>
        </text:list-item>
        <text:list-item>
          <text:p text:style-name="P14">Steer missile with Forward Hand Control.</text:p>
        </text:list-item>
      </text:list>
      <text:p text:style-name="P6"/>
      <text:p text:style-name="P8">AGM-12 Bullpup variants</text:p>
      <text:list text:style-name="L4">
        <text:list-item>
          <text:p text:style-name="P15">AGM-12A -- 250 lb warhead, solid-fuel motor</text:p>
        </text:list-item>
        <text:list-item>
          <text:p text:style-name="P15">AGM-12B -- 250 lb warhead, liquid-fuel motor, longer range</text:p>
        </text:list-item>
        <text:list-item>
          <text:p text:style-name="P15">AGM-12C -- 1000 lb warhead, liquid-fuel motor, even longer ran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6:05.186000000</dc:date>
    <meta:editing-duration>P1DT16H21M23S</meta:editing-duration>
    <meta:editing-cycles>6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3" meta:word-count="132" meta:character-count="676" meta:non-whitespace-character-count="579"/>
  </office:meta>
</office:document-meta>
</file>